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weight="bold" style:font-weight-asian="bold" style:font-weight-complex="bold"/>
    </style:style>
    <style:style style:name="P3" style:family="paragraph" style:parent-style-name="Standard">
      <style:text-properties style:font-name="Calibri"/>
    </style:style>
    <style:style style:name="P4" style:family="paragraph" style:parent-style-name="Standard" style:list-style-name="L1">
      <style:text-properties style:font-name="Calibri"/>
    </style:style>
    <style:style style:name="P5" style:family="paragraph" style:parent-style-name="Standard" style:list-style-name="L2">
      <style:text-properties style:font-name="Calibri"/>
    </style:style>
    <style:style style:name="P6" style:family="paragraph" style:parent-style-name="Standard" style:list-style-name="L3">
      <style:text-properties style:font-name="Calibri"/>
    </style:style>
    <style:style style:name="P7" style:family="paragraph" style:parent-style-name="Standard">
      <style:text-properties fo:color="#004586" style:font-name="Calibri"/>
    </style:style>
    <style:style style:name="P8" style:family="paragraph" style:parent-style-name="Standard">
      <style:text-properties fo:color="#cc0000" style:font-name="Calibri"/>
    </style:style>
    <style:style style:name="P9" style:family="paragraph" style:parent-style-name="Standard">
      <style:paragraph-properties fo:margin-left="-1.251cm" fo:margin-right="0cm" fo:text-indent="0cm" style:auto-text-indent="false"/>
      <style:text-properties fo:color="#004586" style:font-name="Calibri"/>
    </style:style>
    <style:style style:name="P10" style:family="paragraph" style:parent-style-name="Standard">
      <style:paragraph-properties fo:margin-left="-2.501cm" fo:margin-right="0cm" fo:text-indent="0cm" style:auto-text-indent="false"/>
      <style:text-properties style:font-name="Calibri"/>
    </style:style>
    <style:style style:name="P11" style:family="paragraph" style:parent-style-name="Standard">
      <style:paragraph-properties fo:margin-left="-2.501cm" fo:margin-right="0cm" fo:text-indent="0cm" style:auto-text-indent="false"/>
      <style:text-properties fo:color="#004586" style:font-name="Calibri"/>
    </style:style>
    <style:style style:name="P12" style:family="paragraph" style:parent-style-name="Standard">
      <style:paragraph-properties fo:margin-left="-2.501cm" fo:margin-right="0cm" fo:text-indent="0cm" style:auto-text-indent="false"/>
      <style:text-properties fo:color="#0066cc" style:font-name="Calibri"/>
    </style:style>
    <style:style style:name="T1" style:family="text">
      <style:text-properties style:font-name="Calibri"/>
    </style:style>
    <style:style style:name="T2" style:family="text">
      <style:text-properties style:language-asian="ja" style:country-asian="JP"/>
    </style:style>
    <style:style style:name="T3" style:family="text">
      <style:text-properties fo:color="#cc0000"/>
    </style:style>
    <style:style style:name="T4" style:family="text">
      <style:text-properties fo:color="#0066cc"/>
    </style:style>
    <style:style style:name="T5" style:family="text">
      <style:text-properties fo:color="#990000"/>
    </style:style>
    <style:style style:name="T6" style:family="text">
      <style:text-properties fo:color="#0045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pload profile picture API Documentation</text:p>
      <text:p text:style-name="P1"/>
      <text:p text:style-name="P1">References</text:p>
      <text:p text:style-name="P1"/>
      <text:p text:style-name="P1">Multer Library/Middleware</text:p>
      <text:p text:style-name="P1">- https://www.npmjs.com/package/multer April 3, 2018</text:p>
      <text:p text:style-name="P1"/>
      <text:p text:style-name="P1">Node.js File System</text:p>
      <text:p text:style-name="P1">- https://www.w3schools.com/nodejs/nodejs_filesystem.asp April 3, 2018</text:p>
      <text:p text:style-name="P1"/>
      <text:p text:style-name="P1">Libraries Used</text:p>
      <text:p text:style-name="P1"/>
      <text:p text:style-name="P1">1. Multer</text:p>
      <text:p text:style-name="P1"/>
      <text:p text:style-name="P1">A multer is a node.js middleware used for handling multipart/form-data for uploading files.</text:p>
      <text:p text:style-name="P1">Multer will not process any form which is not multipart.</text:p>
      <text:p text:style-name="P1"/>
      <text:p text:style-name="P1">Multer is part of the dependencies in package.json file</text:p>
      <text:p text:style-name="P1"/>
      <text:p text:style-name="P1">It is called in uploadFile.service.js which multipart/form-data is extracted from the http request.</text:p>
      <text:p text:style-name="P1"/>
      <text:p text:style-name="P1">2. File System</text:p>
      <text:p text:style-name="P1"/>
      <text:p text:style-name="P1">It is a node.js file system module to enable to work with the file system on your computer.</text:p>
      <text:p text:style-name="P1"/>
      <text:p text:style-name="P1">Common use for the File System module:</text:p>
      <text:p text:style-name="P1"/>
      <text:list xml:id="list2593456678127819452" text:style-name="L1">
        <text:list-item>
          <text:p text:style-name="P4">Read files</text:p>
        </text:list-item>
        <text:list-item>
          <text:p text:style-name="P4">Create files</text:p>
        </text:list-item>
        <text:list-item>
          <text:p text:style-name="P4">Update files</text:p>
        </text:list-item>
        <text:list-item>
          <text:p text:style-name="P4">Delete files</text:p>
        </text:list-item>
        <text:list-item>
          <text:p text:style-name="P4">Rename files</text:p>
        </text:list-item>
      </text:list>
      <text:p text:style-name="P1"/>
      <text:p text:style-name="P1">These functions are called in uploadFile.service.js for reading and removing profile picture files on the server directory.</text:p>
      <text:p text:style-name="P1"/>
      <text:p text:style-name="P1">Functions</text:p>
      <text:p text:style-name="P1"/>
      <text:p text:style-name="P1">1. uploadFile</text:p>
      <text:p text:style-name="P1"/>
      <text:p text:style-name="P1">HTTP REST method: POST</text:p>
      <text:p text:style-name="P1"/>
      <text:p text:style-name="P1">It is used for uploading files to the server</text:p>
      <text:p text:style-name="P1"/>
      <text:p text:style-name="P1">1.2. Parameters</text:p>
      <text:p text:style-name="P1"/>
      <text:p text:style-name="P1">A. Request (req)</text:p>
      <text:p text:style-name="P1"/>
      <text:p text:style-name="P1">Variables used within the Request</text:p>
      <text:p text:style-name="P1"><text:soft-page-break/></text:p>
      <text:list xml:id="list4407633552301277934" text:style-name="L2">
        <text:list-item>
          <text:p text:style-name="P5">field <text:s/>id - a unique id of a doc<text:span text:style-name="T2">ument in mongodb. It is used as a filename of the uploaded file in the server directory.</text:span></text:p>
        </text:list-item>
        <text:list-item>
          <text:p text:style-name="P5">input file – it is an input file data coming from the &lt;input type=file&gt; HTML element to be appended to the multipart/form-data</text:p>
        </text:list-item>
        <text:list-item>
          <text:p text:style-name="P5">fileUrl - a <text:s/>file location of the file. It is the file directory path you want to send</text:p>
        </text:list-item>
        <text:list-item>
          <text:p text:style-name="P5">db name - each front end module passes db name and it is used to select a specific mon<text:span text:style-name="T2">godb collection in the uploadService backend.</text:span></text:p>
        </text:list-item>
      </text:list>
      <text:p text:style-name="P1"/>
      <text:p text:style-name="P1"/>
      <text:p text:style-name="P1">Note: These is appended to the multipart/form-data</text:p>
      <text:p text:style-name="P1"/>
      <text:p text:style-name="P1"><text:tab/>It is an http request where the input file is already converted into a multipart/form-data.</text:p>
      <text:p text:style-name="P1">In the front-end, the input file should be converted first into a multipart/form-data or else the</text:p>
      <text:p text:style-name="P1">multer function upload will not work.</text:p>
      <text:p text:style-name="P1"/>
      <text:p text:style-name="P1">B. Response (res)</text:p>
      <text:p text:style-name="P1"/>
      <text:p text:style-name="P1">The response sends a success when the file is uploaded successfully. The response will throw an error if file upload has an error.</text:p>
      <text:p text:style-name="P1"/>
      <text:p text:style-name="P1">1.3 Usage</text:p>
      <text:p text:style-name="P1"/>
      <text:p text:style-name="P1">Example:</text:p>
      <text:p text:style-name="P1"/>
      <text:p text:style-name="P7">var pathUsed = 'profile_pictures';</text:p>
      <text:p text:style-name="P7">var dbName = 'users';</text:p>
      <text:p text:style-name="P7">UploadService.uploadFile($scope.file, vm.user, pathUsed, dbName)</text:p>
      <text:p text:style-name="P7"><text:s text:c="4"/>.then(function(res) {</text:p>
      <text:p text:style-name="P7"><text:s text:c="5"/><text:span text:style-name="T3">// $scope.file is the input file</text:span></text:p>
      <text:p text:style-name="P7"><text:s text:c="5"/><text:span text:style-name="T3">// vm.user is an individual data of the module</text:span></text:p>
      <text:p text:style-name="P8"><text:s text:c="5"/>// pathForDelete is a target file directory </text:p>
      <text:p text:style-name="P8"><text:s text:c="5"/>// dbName is the database used to be manipulated.</text:p>
      <text:p text:style-name="P7">})</text:p>
      <text:p text:style-name="P7">.catch(function (error) {</text:p>
      <text:p text:style-name="P7"><text:s text:c="15"/></text:p>
      <text:p text:style-name="P7">});</text:p>
      <text:p text:style-name="P1"/>
      <text:p text:style-name="P1">2. readFile</text:p>
      <text:p text:style-name="P1"/>
      <text:p text:style-name="P1">HTTP REST method: GET</text:p>
      <text:p text:style-name="P1"/>
      <text:p text:style-name="P1">It is used for validating whether the file exists or not on the server. It uses a built function fs.readFileSync(fileUrl) from node.js File System or fs to read a file whether it exists in the directory or not.</text:p>
      <text:p text:style-name="P1"/>
      <text:p text:style-name="P1">2.2 Parameters</text:p>
      <text:p text:style-name="P1"/>
      <text:p text:style-name="P1"><text:soft-page-break/>A. Request (req)</text:p>
      <text:p text:style-name="P1"/>
      <text:p text:style-name="P1">It is an http request where the fileUrl is used to find the file if it exists or not.</text:p>
      <text:p text:style-name="P1"/>
      <text:p text:style-name="P1">Variables used within the Request</text:p>
      <text:p text:style-name="P1"/>
      <text:list xml:id="list5908800767951859545" text:style-name="L3">
        <text:list-item>
          <text:p text:style-name="P6">fileUrl - a file location of the file. It is the file directory path you want to send</text:p>
        </text:list-item>
      </text:list>
      <text:p text:style-name="P1"/>
      <text:p text:style-name="P1">B. Response (res)</text:p>
      <text:p text:style-name="P1"/>
      <text:p text:style-name="P1">If file exist, response returns true, otherwise, false. Use true or false values for front end functionalities. Example if response is true, display image, if false, display default image.</text:p>
      <text:p text:style-name="P1"/>
      <text:p text:style-name="Standard"><text:span text:style-name="T1">2.3 Usage</text:span></text:p>
      <text:p text:style-name="P1"/>
      <text:p text:style-name="P1">Example:</text:p>
      <text:p text:style-name="P1"/>
      <text:p text:style-name="P1"><text:span text:style-name="T6">var profilePicPath = '/' + user.fileUrl; </text:span><text:span text:style-name="T5">//filename</text:span></text:p>
      <text:p text:style-name="P10"><text:s text:c="19"/><text:span text:style-name="T6"><text:s/>$rootScope.profilePic = '';</text:span></text:p>
      <text:p text:style-name="P12"><text:s text:c="20"/><text:span text:style-name="T6">var pathUsed = 'profile_pictures'; </text:span><text:span text:style-name="T5">//target directory</text:span></text:p>
      <text:p text:style-name="P12"><text:s text:c="20"/><text:span text:style-name="T6">UploadService.readFile(pathUsed+profilePicPath).then(function(res) {</text:span></text:p>
      <text:p text:style-name="P11"><text:s text:c="24"/>if(res == 'false'){</text:p>
      <text:p text:style-name="P12"><text:tab/><text:tab/><text:tab/><text:span text:style-name="T5">//if false</text:span></text:p>
      <text:p text:style-name="P12"><text:s text:c="28"/><text:span text:style-name="T6">$rootScope.profilePic = '';</text:span></text:p>
      <text:p text:style-name="P11"><text:s text:c="24"/>} else if(res == 'true'){</text:p>
      <text:p text:style-name="P12"><text:tab/><text:tab/><text:tab/><text:span text:style-name="T5">//if true</text:span></text:p>
      <text:p text:style-name="P12"><text:s text:c="28"/><text:span text:style-name="T6">$rootScope.profilePic = '/' + user.fileUrl;</text:span></text:p>
      <text:p text:style-name="P11"><text:s text:c="24"/>}</text:p>
      <text:p text:style-name="P11"><text:s text:c="20"/>})</text:p>
      <text:p text:style-name="P11"><text:s text:c="20"/>.catch(function (error) {</text:p>
      <text:p text:style-name="P11"><text:s text:c="20"/>});</text:p>
      <text:p text:style-name="P1"/>
      <text:p text:style-name="P1">3. deleteFile</text:p>
      <text:p text:style-name="P1"/>
      <text:p text:style-name="P1">HTTP REST method: PUT</text:p>
      <text:p text:style-name="P1"/>
      <text:p text:style-name="P1">It is used to remove a profile picture file on the server. The deletion is executed using fs.unlink built in function using node.js File System or fs if file is found in the server directory. If file is not found, deletion is not executed.</text:p>
      <text:p text:style-name="P1"/>
      <text:p text:style-name="P1">3.2 Parameters</text:p>
      <text:p text:style-name="P1"/>
      <text:p text:style-name="P1">A. Request (req)</text:p>
      <text:p text:style-name="P1">It is an http request where the fileUrl is used to delete the existing file</text:p>
      <text:p text:style-name="P1"/>
      <text:p text:style-name="P1">Variables used within the Request</text:p>
      <text:p text:style-name="P1"/>
      <text:list xml:id="list29366871" text:continue-list="list4407633552301277934" text:style-name="L2">
        <text:list-item>
          <text:p text:style-name="P5"><text:soft-page-break/>field <text:s/>id – a unique id of a doc<text:span text:style-name="T2">ument in mongodb. It is used to find the matching filename of the file to be deleted.</text:span></text:p>
        </text:list-item>
        <text:list-item>
          <text:p text:style-name="P5">fileUrl – a <text:s/>file location of the file. It is the file directory path you want to send</text:p>
        </text:list-item>
        <text:list-item>
          <text:p text:style-name="P5">db name – each front end module passes db name and it is used to select a specific mon<text:span text:style-name="T2">godb collection in the uploadService backend.</text:span></text:p>
        </text:list-item>
      </text:list>
      <text:p text:style-name="P1"/>
      <text:p text:style-name="P1">B. Response (res)</text:p>
      <text:p text:style-name="P1"/>
      <text:p text:style-name="P1">If file is found, fs.unlink built in function is executed, otherwise, fs.unlink built in function is not executed and both ways returns http OK status response</text:p>
      <text:p text:style-name="P1"/>
      <text:p text:style-name="P1">3.3 Usage</text:p>
      <text:p text:style-name="P1"/>
      <text:p text:style-name="P1">Example:</text:p>
      <text:p text:style-name="P1"/>
      <text:p text:style-name="P7">var pathForDelete = 'profile_pictures/';</text:p>
      <text:p text:style-name="P9"><text:s text:c="10"/>var dbName = 'users';</text:p>
      <text:p text:style-name="P9"><text:s text:c="10"/>UploadService.deleteFile(vm.user, pathForDelete, dbName)</text:p>
      <text:p text:style-name="P9"><text:s text:c="16"/>.then(function(res) {</text:p>
      <text:p text:style-name="P7"><text:s text:c="7"/><text:tab/><text:span text:style-name="T3">// vm.user is an individual data of the module</text:span></text:p>
      <text:p text:style-name="P8"><text:tab/>// pathForDelete is a target file directory </text:p>
      <text:p text:style-name="P8"><text:tab/>// dbName is the database used to be manipulated.</text:p>
      <text:p text:style-name="P11"><text:s text:c="20"/>})</text:p>
      <text:p text:style-name="P11"><text:s text:c="20"/>.catch(function (error) {</text:p>
      <text:p text:style-name="P11"><text:s text:c="19"/></text:p>
      <text:p text:style-name="P11"><text:s text:c="20"/>});</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vin Glenn Flamiano</meta:initial-creator>
    <meta:creation-date>2018-04-05T10:53:03.10</meta:creation-date>
    <dc:date>2018-04-06T09:18:04.32</dc:date>
    <dc:creator>Alvin Glenn Flamiano</dc:creator>
    <meta:editing-duration>PT3H32M40S</meta:editing-duration>
    <meta:editing-cycles>19</meta:editing-cycles>
    <meta:generator>OpenOffice/4.1.0$Win32 OpenOffice.org_project/410m18$Build-9764</meta:generator>
    <meta:document-statistic meta:table-count="0" meta:image-count="0" meta:object-count="0" meta:page-count="4" meta:paragraph-count="103" meta:word-count="763" meta:character-count="4996"/>
  </office:meta>
</office:document-meta>
</file>